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6bf" officeooo:paragraph-rsid="000a66bf"/>
    </style:style>
    <style:style style:name="P2" style:family="paragraph" style:parent-style-name="Standard">
      <style:text-properties officeooo:rsid="000b53b2" officeooo:paragraph-rsid="000b53b2"/>
    </style:style>
    <style:style style:name="P3" style:family="paragraph" style:parent-style-name="Standard">
      <style:text-properties officeooo:rsid="000d11b0" officeooo:paragraph-rsid="000d11b0"/>
    </style:style>
    <style:style style:name="P4" style:family="paragraph" style:parent-style-name="Standard">
      <style:text-properties officeooo:rsid="000df625" officeooo:paragraph-rsid="000df625"/>
    </style:style>
    <style:style style:name="P5" style:family="paragraph" style:parent-style-name="Standard">
      <style:text-properties officeooo:rsid="000f9328" officeooo:paragraph-rsid="000f9328"/>
    </style:style>
    <style:style style:name="P6" style:family="paragraph" style:parent-style-name="Standard">
      <style:text-properties officeooo:rsid="0010a945" officeooo:paragraph-rsid="0010a945"/>
    </style:style>
    <style:style style:name="P7" style:family="paragraph" style:parent-style-name="Standard">
      <style:text-properties officeooo:rsid="0010fe5f" officeooo:paragraph-rsid="0010fe5f"/>
    </style:style>
    <style:style style:name="P8" style:family="paragraph" style:parent-style-name="Standard">
      <style:text-properties officeooo:rsid="000a66bf" officeooo:paragraph-rsid="000a66bf"/>
    </style:style>
    <style:style style:name="T1" style:family="text">
      <style:text-properties officeooo:rsid="000b53b2"/>
    </style:style>
    <style:style style:name="T2" style:family="text">
      <style:text-properties officeooo:rsid="000d11b0"/>
    </style:style>
    <style:style style:name="T3" style:family="text">
      <style:text-properties officeooo:rsid="000df625"/>
    </style:style>
    <style:style style:name="T4" style:family="text">
      <style:text-properties officeooo:rsid="0010a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lab du prof, <text:span text:style-name="T4">Eric Lallet</text:span></text:p>
      <text:p text:style-name="P6">GitHub du prof, @lallet</text:p>
      <text:p text:style-name="P6"/>
      <text:p text:style-name="P7">quand on envoie des mails, on met tout le monde en copie et on préfixe par PRO3600_33</text:p>
      <text:p text:style-name="P1"/>
      <text:p text:style-name="P1">remarques <text:span text:style-name="T1">sur le pré-rapport</text:span>:</text:p>
      <text:p text:style-name="P1"/>
      <text:p text:style-name="P2">on peut passer sur Latex en dossier partagé</text:p>
      <text:p text:style-name="P2">Il faut que le plan du rapport apparaisse déjà et la il n’y a pas le plan qui apparaît, même structure de code, mvc, diagramme de classe, architecture du réseau</text:p>
      <text:p text:style-name="P2"/>
      <text:p text:style-name="P2">ajouter une section structure du code, </text:p>
      <text:p text:style-name="P2">architecture serveur-client avec tcp comme protocole,</text:p>
      <text:p text:style-name="P2">chronologie de développement qui ne va pas, dès le début diviser la partie réseau et l’autre la partie interface graphique (JavaFX qui va arriver avec scene builder) <text:span text:style-name="T3">et le modèle,</text:span></text:p>
      <text:p text:style-name="P4">ajouter plan de charge,</text:p>
      <text:p text:style-name="P4">ajouter diagramme de Gaant,</text:p>
      <text:p text:style-name="P4">tcp : 4 à 5 chiffres (sur 2 octets),</text:p>
      <text:p text:style-name="P5">partie jeu solo à mettre en optionnel,</text:p>
      <text:p text:style-name="P5">critère d’acceptabilité (pouvoir répondre au cahier des charges avec des tests, cocher avec des cases chaque fonctionnalité)</text:p>
      <text:p text:style-name="P5"/>
      <text:p text:style-name="P4"/>
      <text:p text:style-name="P2"/>
      <text:p text:style-name="P2"/>
      <text:p text:style-name="P2"/>
      <text:p text:style-name="P2">structure :</text:p>
      <text:p text:style-name="P2"/>
      <text:p text:style-name="P2">Model : <text:span text:style-name="T2">code à structurer</text:span></text:p>
      <text:p text:style-name="P2">Controller : (presque auto avec scene builder)</text:p>
      <text:p text:style-name="P2">Vue <text:span text:style-name="T2">partie menu</text:span>(des fichiers fxml ou css si on veut faire boooo) <text:span text:style-name="T2">pas à programmer (SceneBuilder)</text:span></text:p>
      <text:p text:style-name="P3">Vue partie serpent à coder avec JavaFX (apprendre avec TP9 alien ananas)</text:p>
      <text:p text:style-name="P3">partie controller générées avec JavaFX à compléter</text:p>
      <text:p text:style-name="P1"/>
      <text:p text:style-name="P1"/>
      <text:p text:style-name="P4">Model : liste doublement chaînée pour modéliser le serpent (arrayList de liste chainée dans le cas où il y a plusieurs joueurs mais on ne sait pas combien).</text:p>
      <text:p text:style-name="P4"/>
      <text:p text:style-name="P5">Sur la classe model on va faire les tests unitaires, trop de temps pour tout les autres.</text:p>
      <text:p text:style-name="P1"/>
      <text:p text:style-name="P1"/>
      <text:p text:style-name="P1"/>
      <text:p text:style-name="P7">Sur git </text:p>
      <text:p text:style-name="P7">.doc </text:p>
      <text:p text:style-name="P7"><text:tab/>CR</text:p>
      <text:p text:style-name="P7"><text:tab/>Rapport</text:p>
      <text:p text:style-name="P7"><text:tab/>Réseau (tutos du prof)</text:p>
      <text:p text:style-name="P7">dev</text:p>
      <text:p text:style-name="P7"><text:tab/>Snake</text:p>
      <text:p text:style-name="P7"><text:tab/><text:tab/>début de l’arborescence</text:p>
      <text:p text:style-name="P7"><text:tab/>D’autres projet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8:36:57.647069678</meta:creation-date>
    <dc:date>2024-02-15T09:52:58.796075484</dc:date>
    <meta:editing-duration>PT9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61" meta:character-count="1529" meta:non-whitespace-character-count="1288"/>
  </office:meta>
</office:document-meta>
</file>